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_rols" table:style-name="ta1">
        <table:table-column table:style-name="co1" table:number-columns-repeated="16384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_id</text:p>
          </table:table-cell>
          <table:table-cell office:value-type="string" table:style-name="ce2">
            <text:p>rol_i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7" table:style-name="ce1">
            <text:p>1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04" table:style-name="ce1">
            <text:p>2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5" table:style-name="ce1">
            <text:p>2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06" table:style-name="ce1">
            <text:p>2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08" table:style-name="ce1">
            <text:p>2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09" table:style-name="ce1">
            <text:p>2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10" table:style-name="ce1">
            <text:p>2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11" table:style-name="ce1">
            <text:p>2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12" table:style-name="ce1">
            <text:p>2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13" table:style-name="ce1">
            <text:p>2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14" table:style-name="ce1">
            <text:p>2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15" table:style-name="ce1">
            <text:p>2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16" table:style-name="ce1">
            <text:p>2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17" table:style-name="ce1">
            <text:p>2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19" table:style-name="ce1">
            <text:p>2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23" table:style-name="ce1">
            <text:p>2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26" table:style-name="ce1">
            <text:p>2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43" table:style-name="ce1">
            <text:p>2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45" table:style-name="ce1">
            <text:p>2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46" table:style-name="ce1">
            <text:p>2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49" table:style-name="ce1">
            <text:p>2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56" table:style-name="ce1">
            <text:p>2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57" table:style-name="ce1">
            <text:p>2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58" table:style-name="ce1">
            <text:p>2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59" table:style-name="ce1">
            <text:p>2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61" table:style-name="ce1">
            <text:p>2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69" table:style-name="ce1">
            <text:p>2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1" table:style-name="ce1">
            <text:p>2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72" table:style-name="ce1">
            <text:p>2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4" table:style-name="ce1">
            <text:p>2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5" table:style-name="ce1">
            <text:p>2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6" table:style-name="ce1">
            <text:p>2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8" table:style-name="ce1">
            <text:p>2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79" table:style-name="ce1">
            <text:p>2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1" table:style-name="ce1">
            <text:p>2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82" table:style-name="ce1">
            <text:p>2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3" table:style-name="ce1">
            <text:p>2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4" table:style-name="ce1">
            <text:p>2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5" table:style-name="ce1">
            <text:p>2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86" table:style-name="ce1">
            <text:p>2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7" table:style-name="ce1">
            <text:p>2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88" table:style-name="ce1">
            <text:p>2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89" table:style-name="ce1">
            <text:p>2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1" table:style-name="ce1">
            <text:p>2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2" table:style-name="ce1">
            <text:p>2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5" table:style-name="ce1">
            <text:p>2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6" table:style-name="ce1">
            <text:p>2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97" table:style-name="ce1">
            <text:p>2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99" table:style-name="ce1">
            <text:p>2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1" table:style-name="ce1">
            <text:p>3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2" table:style-name="ce1">
            <text:p>3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04" table:style-name="ce1">
            <text:p>3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07" table:style-name="ce1">
            <text:p>3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09" table:style-name="ce1">
            <text:p>3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11" table:style-name="ce1">
            <text:p>3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14" table:style-name="ce1">
            <text:p>3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16" table:style-name="ce1">
            <text:p>3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17" table:style-name="ce1">
            <text:p>3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19" table:style-name="ce1">
            <text:p>3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21" table:style-name="ce1">
            <text:p>3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23" table:style-name="ce1">
            <text:p>3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25" table:style-name="ce1">
            <text:p>3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26" table:style-name="ce1">
            <text:p>3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27" table:style-name="ce1">
            <text:p>3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329" table:style-name="ce1">
            <text:p>3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31" table:style-name="ce1">
            <text:p>3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32" table:style-name="ce1">
            <text:p>3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33" table:style-name="ce1">
            <text:p>3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35" table:style-name="ce1">
            <text:p>3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37" table:style-name="ce1">
            <text:p>3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38" table:style-name="ce1">
            <text:p>3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39" table:style-name="ce1">
            <text:p>3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41" table:style-name="ce1">
            <text:p>3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43" table:style-name="ce1">
            <text:p>3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46" table:style-name="ce1">
            <text:p>3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47" table:style-name="ce1">
            <text:p>3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49" table:style-name="ce1">
            <text:p>3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51" table:style-name="ce1">
            <text:p>3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52" table:style-name="ce1">
            <text:p>3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53" table:style-name="ce1">
            <text:p>3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55" table:style-name="ce1">
            <text:p>3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56" table:style-name="ce1">
            <text:p>3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57" table:style-name="ce1">
            <text:p>3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58" table:style-name="ce1">
            <text:p>3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59" table:style-name="ce1">
            <text:p>3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61" table:style-name="ce1">
            <text:p>3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62" table:style-name="ce1">
            <text:p>3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363" table:style-name="ce1">
            <text:p>3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64" table:style-name="ce1">
            <text:p>3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65" table:style-name="ce1">
            <text:p>3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67" table:style-name="ce1">
            <text:p>3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68" table:style-name="ce1">
            <text:p>3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69" table:style-name="ce1">
            <text:p>3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71" table:style-name="ce1">
            <text:p>3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73" table:style-name="ce1">
            <text:p>3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75" table:style-name="ce1">
            <text:p>3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76" table:style-name="ce1">
            <text:p>3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77" table:style-name="ce1">
            <text:p>3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79" table:style-name="ce1">
            <text:p>3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81" table:style-name="ce1">
            <text:p>3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83" table:style-name="ce1">
            <text:p>3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85" table:style-name="ce1">
            <text:p>3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88" table:style-name="ce1">
            <text:p>3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89" table:style-name="ce1">
            <text:p>3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91" table:style-name="ce1">
            <text:p>3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92" table:style-name="ce1">
            <text:p>3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93" table:style-name="ce1">
            <text:p>3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94" table:style-name="ce1">
            <text:p>3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395" table:style-name="ce1">
            <text:p>3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98" table:style-name="ce1">
            <text:p>3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399" table:style-name="ce1">
            <text:p>3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401" table:style-name="ce1">
            <text:p>4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03" table:style-name="ce1">
            <text:p>4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404" table:style-name="ce1">
            <text:p>4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405" table:style-name="ce1">
            <text:p>4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407" table:style-name="ce1">
            <text:p>4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409" table:style-name="ce1">
            <text:p>4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410" table:style-name="ce1">
            <text:p>4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11" table:style-name="ce1">
            <text:p>4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412" table:style-name="ce1">
            <text:p>4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413" table:style-name="ce1">
            <text:p>4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415" table:style-name="ce1">
            <text:p>4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16" table:style-name="ce1">
            <text:p>4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17" table:style-name="ce1">
            <text:p>4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18" table:style-name="ce1">
            <text:p>4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421" table:style-name="ce1">
            <text:p>4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422" table:style-name="ce1">
            <text:p>4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423" table:style-name="ce1">
            <text:p>4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24" table:style-name="ce1">
            <text:p>4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425" table:style-name="ce1">
            <text:p>4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427" table:style-name="ce1">
            <text:p>4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28" table:style-name="ce1">
            <text:p>4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429" table:style-name="ce1">
            <text:p>4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30" table:style-name="ce1">
            <text:p>4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431" table:style-name="ce1">
            <text:p>4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33" table:style-name="ce1">
            <text:p>4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34" table:style-name="ce1">
            <text:p>4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36" table:style-name="ce1">
            <text:p>4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437" table:style-name="ce1">
            <text:p>4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439" table:style-name="ce1">
            <text:p>4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441" table:style-name="ce1">
            <text:p>4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42" table:style-name="ce1">
            <text:p>4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443" table:style-name="ce1">
            <text:p>4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445" table:style-name="ce1">
            <text:p>4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46" table:style-name="ce1">
            <text:p>4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451" table:style-name="ce1">
            <text:p>4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452" table:style-name="ce1">
            <text:p>4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453" table:style-name="ce1">
            <text:p>4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54" table:style-name="ce1">
            <text:p>4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455" table:style-name="ce1">
            <text:p>4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57" table:style-name="ce1">
            <text:p>4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458" table:style-name="ce1">
            <text:p>4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459" table:style-name="ce1">
            <text:p>4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461" table:style-name="ce1">
            <text:p>4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463" table:style-name="ce1">
            <text:p>4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464" table:style-name="ce1">
            <text:p>4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465" table:style-name="ce1">
            <text:p>4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66" table:style-name="ce1">
            <text:p>4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467" table:style-name="ce1">
            <text:p>4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70" table:style-name="ce1">
            <text:p>4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471" table:style-name="ce1">
            <text:p>4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72" table:style-name="ce1">
            <text:p>4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473" table:style-name="ce1">
            <text:p>4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475" table:style-name="ce1">
            <text:p>4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476" table:style-name="ce1">
            <text:p>4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77" table:style-name="ce1">
            <text:p>4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478" table:style-name="ce1">
            <text:p>4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482" table:style-name="ce1">
            <text:p>4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83" table:style-name="ce1">
            <text:p>4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85" table:style-name="ce1">
            <text:p>4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87" table:style-name="ce1">
            <text:p>4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88" table:style-name="ce1">
            <text:p>4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89" table:style-name="ce1">
            <text:p>4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90" table:style-name="ce1">
            <text:p>4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93" table:style-name="ce1">
            <text:p>4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494" table:style-name="ce1">
            <text:p>4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95" table:style-name="ce1">
            <text:p>4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96" table:style-name="ce1">
            <text:p>4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497" table:style-name="ce1">
            <text:p>4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499" table:style-name="ce1">
            <text:p>4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501" table:style-name="ce1">
            <text:p>5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502" table:style-name="ce1">
            <text:p>5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503" table:style-name="ce1">
            <text:p>5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505" table:style-name="ce1">
            <text:p>5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06" table:style-name="ce1">
            <text:p>5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507" table:style-name="ce1">
            <text:p>5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509" table:style-name="ce1">
            <text:p>5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513" table:style-name="ce1">
            <text:p>5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14" table:style-name="ce1">
            <text:p>5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515" table:style-name="ce1">
            <text:p>5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17" table:style-name="ce1">
            <text:p>5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518" table:style-name="ce1">
            <text:p>5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519" table:style-name="ce1">
            <text:p>5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521" table:style-name="ce1">
            <text:p>5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523" table:style-name="ce1">
            <text:p>5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24" table:style-name="ce1">
            <text:p>5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26" table:style-name="ce1">
            <text:p>5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527" table:style-name="ce1">
            <text:p>5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29" table:style-name="ce1">
            <text:p>5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30" table:style-name="ce1">
            <text:p>5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533" table:style-name="ce1">
            <text:p>5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35" table:style-name="ce1">
            <text:p>5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537" table:style-name="ce1">
            <text:p>5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539" table:style-name="ce1">
            <text:p>5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541" table:style-name="ce1">
            <text:p>5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42" table:style-name="ce1">
            <text:p>5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543" table:style-name="ce1">
            <text:p>5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44" table:style-name="ce1">
            <text:p>5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45" table:style-name="ce1">
            <text:p>5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549" table:style-name="ce1">
            <text:p>5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551" table:style-name="ce1">
            <text:p>5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53" table:style-name="ce1">
            <text:p>5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555" table:style-name="ce1">
            <text:p>5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56" table:style-name="ce1">
            <text:p>5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557" table:style-name="ce1">
            <text:p>5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59" table:style-name="ce1">
            <text:p>5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561" table:style-name="ce1">
            <text:p>5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62" table:style-name="ce1">
            <text:p>5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563" table:style-name="ce1">
            <text:p>5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566" table:style-name="ce1">
            <text:p>5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567" table:style-name="ce1">
            <text:p>5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68" table:style-name="ce1">
            <text:p>5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569" table:style-name="ce1">
            <text:p>5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571" table:style-name="ce1">
            <text:p>5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572" table:style-name="ce1">
            <text:p>5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574" table:style-name="ce1">
            <text:p>5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575" table:style-name="ce1">
            <text:p>5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77" table:style-name="ce1">
            <text:p>5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578" table:style-name="ce1">
            <text:p>5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579" table:style-name="ce1">
            <text:p>5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80" table:style-name="ce1">
            <text:p>5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581" table:style-name="ce1">
            <text:p>5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83" table:style-name="ce1">
            <text:p>5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584" table:style-name="ce1">
            <text:p>5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585" table:style-name="ce1">
            <text:p>5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586" table:style-name="ce1">
            <text:p>5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87" table:style-name="ce1">
            <text:p>5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89" table:style-name="ce1">
            <text:p>5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590" table:style-name="ce1">
            <text:p>5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591" table:style-name="ce1">
            <text:p>5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92" table:style-name="ce1">
            <text:p>5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593" table:style-name="ce1">
            <text:p>5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95" table:style-name="ce1">
            <text:p>5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96" table:style-name="ce1">
            <text:p>5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597" table:style-name="ce1">
            <text:p>5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98" table:style-name="ce1">
            <text:p>5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599" table:style-name="ce1">
            <text:p>5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601" table:style-name="ce1">
            <text:p>6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602" table:style-name="ce1">
            <text:p>6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603" table:style-name="ce1">
            <text:p>6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604" table:style-name="ce1">
            <text:p>6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605" table:style-name="ce1">
            <text:p>6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607" table:style-name="ce1">
            <text:p>6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608" table:style-name="ce1">
            <text:p>6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609" table:style-name="ce1">
            <text:p>6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610" table:style-name="ce1">
            <text:p>6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13" table:style-name="ce1">
            <text:p>6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614" table:style-name="ce1">
            <text:p>6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615" table:style-name="ce1">
            <text:p>6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616" table:style-name="ce1">
            <text:p>6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617" table:style-name="ce1">
            <text:p>6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621" table:style-name="ce1">
            <text:p>6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622" table:style-name="ce1">
            <text:p>6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623" table:style-name="ce1">
            <text:p>6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626" table:style-name="ce1">
            <text:p>6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627" table:style-name="ce1">
            <text:p>6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628" table:style-name="ce1">
            <text:p>6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629" table:style-name="ce1">
            <text:p>6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631" table:style-name="ce1">
            <text:p>6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632" table:style-name="ce1">
            <text:p>6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633" table:style-name="ce1">
            <text:p>6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634" table:style-name="ce1">
            <text:p>6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635" table:style-name="ce1">
            <text:p>6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639" table:style-name="ce1">
            <text:p>6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641" table:style-name="ce1">
            <text:p>6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643" table:style-name="ce1">
            <text:p>6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644" table:style-name="ce1">
            <text:p>6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646" table:style-name="ce1">
            <text:p>6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647" table:style-name="ce1">
            <text:p>6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50" table:style-name="ce1">
            <text:p>6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651" table:style-name="ce1">
            <text:p>6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652" table:style-name="ce1">
            <text:p>6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653" table:style-name="ce1">
            <text:p>6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56" table:style-name="ce1">
            <text:p>6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657" table:style-name="ce1">
            <text:p>6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658" table:style-name="ce1">
            <text:p>6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659" table:style-name="ce1">
            <text:p>6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661" table:style-name="ce1">
            <text:p>6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662" table:style-name="ce1">
            <text:p>6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663" table:style-name="ce1">
            <text:p>6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664" table:style-name="ce1">
            <text:p>6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65" table:style-name="ce1">
            <text:p>6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667" table:style-name="ce1">
            <text:p>6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68" table:style-name="ce1">
            <text:p>6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669" table:style-name="ce1">
            <text:p>6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671" table:style-name="ce1">
            <text:p>6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673" table:style-name="ce1">
            <text:p>6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674" table:style-name="ce1">
            <text:p>6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675" table:style-name="ce1">
            <text:p>6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76" table:style-name="ce1">
            <text:p>6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77" table:style-name="ce1">
            <text:p>6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679" table:style-name="ce1">
            <text:p>6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681" table:style-name="ce1">
            <text:p>6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682" table:style-name="ce1">
            <text:p>6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83" table:style-name="ce1">
            <text:p>6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685" table:style-name="ce1">
            <text:p>6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687" table:style-name="ce1">
            <text:p>6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688" table:style-name="ce1">
            <text:p>6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691" table:style-name="ce1">
            <text:p>6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692" table:style-name="ce1">
            <text:p>6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693" table:style-name="ce1">
            <text:p>6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694" table:style-name="ce1">
            <text:p>6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697" table:style-name="ce1">
            <text:p>6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698" table:style-name="ce1">
            <text:p>6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699" table:style-name="ce1">
            <text:p>6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00" table:style-name="ce1">
            <text:p>7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701" table:style-name="ce1">
            <text:p>7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702" table:style-name="ce1">
            <text:p>7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703" table:style-name="ce1">
            <text:p>7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705" table:style-name="ce1">
            <text:p>7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706" table:style-name="ce1">
            <text:p>7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707" table:style-name="ce1">
            <text:p>7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708" table:style-name="ce1">
            <text:p>7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709" table:style-name="ce1">
            <text:p>7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710" table:style-name="ce1">
            <text:p>7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711" table:style-name="ce1">
            <text:p>7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712" table:style-name="ce1">
            <text:p>7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713" table:style-name="ce1">
            <text:p>7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714" table:style-name="ce1">
            <text:p>7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715" table:style-name="ce1">
            <text:p>7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716" table:style-name="ce1">
            <text:p>7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717" table:style-name="ce1">
            <text:p>7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718" table:style-name="ce1">
            <text:p>7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719" table:style-name="ce1">
            <text:p>7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720" table:style-name="ce1">
            <text:p>7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721" table:style-name="ce1">
            <text:p>7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722" table:style-name="ce1">
            <text:p>7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723" table:style-name="ce1">
            <text:p>7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724" table:style-name="ce1">
            <text:p>7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725" table:style-name="ce1">
            <text:p>7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726" table:style-name="ce1">
            <text:p>7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727" table:style-name="ce1">
            <text:p>7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728" table:style-name="ce1">
            <text:p>7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729" table:style-name="ce1">
            <text:p>7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730" table:style-name="ce1">
            <text:p>7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731" table:style-name="ce1">
            <text:p>7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732" table:style-name="ce1">
            <text:p>7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733" table:style-name="ce1">
            <text:p>7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734" table:style-name="ce1">
            <text:p>7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735" table:style-name="ce1">
            <text:p>7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736" table:style-name="ce1">
            <text:p>7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737" table:style-name="ce1">
            <text:p>7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738" table:style-name="ce1">
            <text:p>7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739" table:style-name="ce1">
            <text:p>7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740" table:style-name="ce1">
            <text:p>7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741" table:style-name="ce1">
            <text:p>7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742" table:style-name="ce1">
            <text:p>7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743" table:style-name="ce1">
            <text:p>7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744" table:style-name="ce1">
            <text:p>7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745" table:style-name="ce1">
            <text:p>7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746" table:style-name="ce1">
            <text:p>7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747" table:style-name="ce1">
            <text:p>7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748" table:style-name="ce1">
            <text:p>7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749" table:style-name="ce1">
            <text:p>7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751" table:style-name="ce1">
            <text:p>7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752" table:style-name="ce1">
            <text:p>7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753" table:style-name="ce1">
            <text:p>7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754" table:style-name="ce1">
            <text:p>7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755" table:style-name="ce1">
            <text:p>7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756" table:style-name="ce1">
            <text:p>7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757" table:style-name="ce1">
            <text:p>7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758" table:style-name="ce1">
            <text:p>7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759" table:style-name="ce1">
            <text:p>7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760" table:style-name="ce1">
            <text:p>7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761" table:style-name="ce1">
            <text:p>7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762" table:style-name="ce1">
            <text:p>7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763" table:style-name="ce1">
            <text:p>7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764" table:style-name="ce1">
            <text:p>7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765" table:style-name="ce1">
            <text:p>7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766" table:style-name="ce1">
            <text:p>7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767" table:style-name="ce1">
            <text:p>7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768" table:style-name="ce1">
            <text:p>7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769" table:style-name="ce1">
            <text:p>7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770" table:style-name="ce1">
            <text:p>7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771" table:style-name="ce1">
            <text:p>7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772" table:style-name="ce1">
            <text:p>7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773" table:style-name="ce1">
            <text:p>7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774" table:style-name="ce1">
            <text:p>7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775" table:style-name="ce1">
            <text:p>7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776" table:style-name="ce1">
            <text:p>7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777" table:style-name="ce1">
            <text:p>7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778" table:style-name="ce1">
            <text:p>7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779" table:style-name="ce1">
            <text:p>7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780" table:style-name="ce1">
            <text:p>7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781" table:style-name="ce1">
            <text:p>7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782" table:style-name="ce1">
            <text:p>7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783" table:style-name="ce1">
            <text:p>7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784" table:style-name="ce1">
            <text:p>7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785" table:style-name="ce1">
            <text:p>7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786" table:style-name="ce1">
            <text:p>7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787" table:style-name="ce1">
            <text:p>7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788" table:style-name="ce1">
            <text:p>7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789" table:style-name="ce1">
            <text:p>7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790" table:style-name="ce1">
            <text:p>7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791" table:style-name="ce1">
            <text:p>7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792" table:style-name="ce1">
            <text:p>7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793" table:style-name="ce1">
            <text:p>7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794" table:style-name="ce1">
            <text:p>7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795" table:style-name="ce1">
            <text:p>7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796" table:style-name="ce1">
            <text:p>7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797" table:style-name="ce1">
            <text:p>7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798" table:style-name="ce1">
            <text:p>7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799" table:style-name="ce1">
            <text:p>7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803" table:style-name="ce1">
            <text:p>8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804" table:style-name="ce1">
            <text:p>8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805" table:style-name="ce1">
            <text:p>8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806" table:style-name="ce1">
            <text:p>8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807" table:style-name="ce1">
            <text:p>8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808" table:style-name="ce1">
            <text:p>8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809" table:style-name="ce1">
            <text:p>8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810" table:style-name="ce1">
            <text:p>8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811" table:style-name="ce1">
            <text:p>8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812" table:style-name="ce1">
            <text:p>8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813" table:style-name="ce1">
            <text:p>8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814" table:style-name="ce1">
            <text:p>8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815" table:style-name="ce1">
            <text:p>8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816" table:style-name="ce1">
            <text:p>8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817" table:style-name="ce1">
            <text:p>8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818" table:style-name="ce1">
            <text:p>8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819" table:style-name="ce1">
            <text:p>8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820" table:style-name="ce1">
            <text:p>8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821" table:style-name="ce1">
            <text:p>8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822" table:style-name="ce1">
            <text:p>8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823" table:style-name="ce1">
            <text:p>8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824" table:style-name="ce1">
            <text:p>8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825" table:style-name="ce1">
            <text:p>8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826" table:style-name="ce1">
            <text:p>8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827" table:style-name="ce1">
            <text:p>8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828" table:style-name="ce1">
            <text:p>8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829" table:style-name="ce1">
            <text:p>8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830" table:style-name="ce1">
            <text:p>8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831" table:style-name="ce1">
            <text:p>8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832" table:style-name="ce1">
            <text:p>8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833" table:style-name="ce1">
            <text:p>8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834" table:style-name="ce1">
            <text:p>8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835" table:style-name="ce1">
            <text:p>8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836" table:style-name="ce1">
            <text:p>8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837" table:style-name="ce1">
            <text:p>8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838" table:style-name="ce1">
            <text:p>8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839" table:style-name="ce1">
            <text:p>8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841" table:style-name="ce1">
            <text:p>8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842" table:style-name="ce1">
            <text:p>8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843" table:style-name="ce1">
            <text:p>8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844" table:style-name="ce1">
            <text:p>8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845" table:style-name="ce1">
            <text:p>8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846" table:style-name="ce1">
            <text:p>8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847" table:style-name="ce1">
            <text:p>8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848" table:style-name="ce1">
            <text:p>8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849" table:style-name="ce1">
            <text:p>8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850" table:style-name="ce1">
            <text:p>8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851" table:style-name="ce1">
            <text:p>8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853" table:style-name="ce1">
            <text:p>8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854" table:style-name="ce1">
            <text:p>8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855" table:style-name="ce1">
            <text:p>8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856" table:style-name="ce1">
            <text:p>8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857" table:style-name="ce1">
            <text:p>8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858" table:style-name="ce1">
            <text:p>8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859" table:style-name="ce1">
            <text:p>8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860" table:style-name="ce1">
            <text:p>8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861" table:style-name="ce1">
            <text:p>8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862" table:style-name="ce1">
            <text:p>8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863" table:style-name="ce1">
            <text:p>8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864" table:style-name="ce1">
            <text:p>8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865" table:style-name="ce1">
            <text:p>8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866" table:style-name="ce1">
            <text:p>8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867" table:style-name="ce1">
            <text:p>8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868" table:style-name="ce1">
            <text:p>8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869" table:style-name="ce1">
            <text:p>8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870" table:style-name="ce1">
            <text:p>8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871" table:style-name="ce1">
            <text:p>8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872" table:style-name="ce1">
            <text:p>8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873" table:style-name="ce1">
            <text:p>8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874" table:style-name="ce1">
            <text:p>8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875" table:style-name="ce1">
            <text:p>8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876" table:style-name="ce1">
            <text:p>8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877" table:style-name="ce1">
            <text:p>8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878" table:style-name="ce1">
            <text:p>8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879" table:style-name="ce1">
            <text:p>8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80" table:style-name="ce1">
            <text:p>8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881" table:style-name="ce1">
            <text:p>8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882" table:style-name="ce1">
            <text:p>8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883" table:style-name="ce1">
            <text:p>8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884" table:style-name="ce1">
            <text:p>8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885" table:style-name="ce1">
            <text:p>8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886" table:style-name="ce1">
            <text:p>8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887" table:style-name="ce1">
            <text:p>8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888" table:style-name="ce1">
            <text:p>8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889" table:style-name="ce1">
            <text:p>8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890" table:style-name="ce1">
            <text:p>8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891" table:style-name="ce1">
            <text:p>8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892" table:style-name="ce1">
            <text:p>8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893" table:style-name="ce1">
            <text:p>8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894" table:style-name="ce1">
            <text:p>8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895" table:style-name="ce1">
            <text:p>8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896" table:style-name="ce1">
            <text:p>8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897" table:style-name="ce1">
            <text:p>8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898" table:style-name="ce1">
            <text:p>8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899" table:style-name="ce1">
            <text:p>8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900" table:style-name="ce1">
            <text:p>9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901" table:style-name="ce1">
            <text:p>9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902" table:style-name="ce1">
            <text:p>9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903" table:style-name="ce1">
            <text:p>9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904" table:style-name="ce1">
            <text:p>9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905" table:style-name="ce1">
            <text:p>9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906" table:style-name="ce1">
            <text:p>9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907" table:style-name="ce1">
            <text:p>9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908" table:style-name="ce1">
            <text:p>9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909" table:style-name="ce1">
            <text:p>9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910" table:style-name="ce1">
            <text:p>9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911" table:style-name="ce1">
            <text:p>9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912" table:style-name="ce1">
            <text:p>9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913" table:style-name="ce1">
            <text:p>9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914" table:style-name="ce1">
            <text:p>9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915" table:style-name="ce1">
            <text:p>9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916" table:style-name="ce1">
            <text:p>9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917" table:style-name="ce1">
            <text:p>9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918" table:style-name="ce1">
            <text:p>9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919" table:style-name="ce1">
            <text:p>9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920" table:style-name="ce1">
            <text:p>9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921" table:style-name="ce1">
            <text:p>9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922" table:style-name="ce1">
            <text:p>9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923" table:style-name="ce1">
            <text:p>9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924" table:style-name="ce1">
            <text:p>9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925" table:style-name="ce1">
            <text:p>9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926" table:style-name="ce1">
            <text:p>9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927" table:style-name="ce1">
            <text:p>9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928" table:style-name="ce1">
            <text:p>9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929" table:style-name="ce1">
            <text:p>9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930" table:style-name="ce1">
            <text:p>9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931" table:style-name="ce1">
            <text:p>9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932" table:style-name="ce1">
            <text:p>9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933" table:style-name="ce1">
            <text:p>9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934" table:style-name="ce1">
            <text:p>9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935" table:style-name="ce1">
            <text:p>9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936" table:style-name="ce1">
            <text:p>9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937" table:style-name="ce1">
            <text:p>9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938" table:style-name="ce1">
            <text:p>9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939" table:style-name="ce1">
            <text:p>9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941" table:style-name="ce1">
            <text:p>9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942" table:style-name="ce1">
            <text:p>9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943" table:style-name="ce1">
            <text:p>9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944" table:style-name="ce1">
            <text:p>9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945" table:style-name="ce1">
            <text:p>9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946" table:style-name="ce1">
            <text:p>9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947" table:style-name="ce1">
            <text:p>9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948" table:style-name="ce1">
            <text:p>9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949" table:style-name="ce1">
            <text:p>9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950" table:style-name="ce1">
            <text:p>9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951" table:style-name="ce1">
            <text:p>9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952" table:style-name="ce1">
            <text:p>9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953" table:style-name="ce1">
            <text:p>9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954" table:style-name="ce1">
            <text:p>9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955" table:style-name="ce1">
            <text:p>9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956" table:style-name="ce1">
            <text:p>9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957" table:style-name="ce1">
            <text:p>9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958" table:style-name="ce1">
            <text:p>9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959" table:style-name="ce1">
            <text:p>9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961" table:style-name="ce1">
            <text:p>9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962" table:style-name="ce1">
            <text:p>9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963" table:style-name="ce1">
            <text:p>9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964" table:style-name="ce1">
            <text:p>9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965" table:style-name="ce1">
            <text:p>9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966" table:style-name="ce1">
            <text:p>9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967" table:style-name="ce1">
            <text:p>9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968" table:style-name="ce1">
            <text:p>9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969" table:style-name="ce1">
            <text:p>9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970" table:style-name="ce1">
            <text:p>9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971" table:style-name="ce1">
            <text:p>9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972" table:style-name="ce1">
            <text:p>9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973" table:style-name="ce1">
            <text:p>9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974" table:style-name="ce1">
            <text:p>9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975" table:style-name="ce1">
            <text:p>9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976" table:style-name="ce1">
            <text:p>9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977" table:style-name="ce1">
            <text:p>9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978" table:style-name="ce1">
            <text:p>9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979" table:style-name="ce1">
            <text:p>9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980" table:style-name="ce1">
            <text:p>9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981" table:style-name="ce1">
            <text:p>9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982" table:style-name="ce1">
            <text:p>9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983" table:style-name="ce1">
            <text:p>9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984" table:style-name="ce1">
            <text:p>9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985" table:style-name="ce1">
            <text:p>9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986" table:style-name="ce1">
            <text:p>9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987" table:style-name="ce1">
            <text:p>9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988" table:style-name="ce1">
            <text:p>9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989" table:style-name="ce1">
            <text:p>9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990" table:style-name="ce1">
            <text:p>9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991" table:style-name="ce1">
            <text:p>9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992" table:style-name="ce1">
            <text:p>9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993" table:style-name="ce1">
            <text:p>9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994" table:style-name="ce1">
            <text:p>9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995" table:style-name="ce1">
            <text:p>9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996" table:style-name="ce1">
            <text:p>9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997" table:style-name="ce1">
            <text:p>9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998" table:style-name="ce1">
            <text:p>9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999" table:style-name="ce1">
            <text:p>9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001" table:style-name="ce1">
            <text:p>10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1002" table:style-name="ce1">
            <text:p>10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1003" table:style-name="ce1">
            <text:p>10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1004" table:style-name="ce1">
            <text:p>10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1005" table:style-name="ce1">
            <text:p>10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1006" table:style-name="ce1">
            <text:p>10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1007" table:style-name="ce1">
            <text:p>10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1008" table:style-name="ce1">
            <text:p>10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1009" table:style-name="ce1">
            <text:p>10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1010" table:style-name="ce1">
            <text:p>10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1011" table:style-name="ce1">
            <text:p>10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1012" table:style-name="ce1">
            <text:p>10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1013" table:style-name="ce1">
            <text:p>10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1014" table:style-name="ce1">
            <text:p>10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1015" table:style-name="ce1">
            <text:p>10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1016" table:style-name="ce1">
            <text:p>10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1017" table:style-name="ce1">
            <text:p>10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1018" table:style-name="ce1">
            <text:p>10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1019" table:style-name="ce1">
            <text:p>10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1020" table:style-name="ce1">
            <text:p>10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1021" table:style-name="ce1">
            <text:p>10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1022" table:style-name="ce1">
            <text:p>10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1023" table:style-name="ce1">
            <text:p>10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1024" table:style-name="ce1">
            <text:p>10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1025" table:style-name="ce1">
            <text:p>10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1026" table:style-name="ce1">
            <text:p>10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1027" table:style-name="ce1">
            <text:p>10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1028" table:style-name="ce1">
            <text:p>10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1029" table:style-name="ce1">
            <text:p>10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1033" table:style-name="ce1">
            <text:p>10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1034" table:style-name="ce1">
            <text:p>10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1035" table:style-name="ce1">
            <text:p>10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1036" table:style-name="ce1">
            <text:p>10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1037" table:style-name="ce1">
            <text:p>10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1038" table:style-name="ce1">
            <text:p>10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1039" table:style-name="ce1">
            <text:p>10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1040" table:style-name="ce1">
            <text:p>10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1041" table:style-name="ce1">
            <text:p>10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1042" table:style-name="ce1">
            <text:p>10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1043" table:style-name="ce1">
            <text:p>10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1044" table:style-name="ce1">
            <text:p>10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1045" table:style-name="ce1">
            <text:p>10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1046" table:style-name="ce1">
            <text:p>10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1047" table:style-name="ce1">
            <text:p>10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1048" table:style-name="ce1">
            <text:p>10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1049" table:style-name="ce1">
            <text:p>10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1050" table:style-name="ce1">
            <text:p>10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1051" table:style-name="ce1">
            <text:p>10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1052" table:style-name="ce1">
            <text:p>10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1053" table:style-name="ce1">
            <text:p>10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1054" table:style-name="ce1">
            <text:p>10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1055" table:style-name="ce1">
            <text:p>10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1056" table:style-name="ce1">
            <text:p>10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1057" table:style-name="ce1">
            <text:p>10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1058" table:style-name="ce1">
            <text:p>10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1059" table:style-name="ce1">
            <text:p>10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1060" table:style-name="ce1">
            <text:p>10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1061" table:style-name="ce1">
            <text:p>10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1062" table:style-name="ce1">
            <text:p>10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1063" table:style-name="ce1">
            <text:p>10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1064" table:style-name="ce1">
            <text:p>10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1065" table:style-name="ce1">
            <text:p>10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1066" table:style-name="ce1">
            <text:p>10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1067" table:style-name="ce1">
            <text:p>10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1068" table:style-name="ce1">
            <text:p>10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1069" table:style-name="ce1">
            <text:p>10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1070" table:style-name="ce1">
            <text:p>10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1071" table:style-name="ce1">
            <text:p>10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1072" table:style-name="ce1">
            <text:p>10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1073" table:style-name="ce1">
            <text:p>10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1074" table:style-name="ce1">
            <text:p>10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1075" table:style-name="ce1">
            <text:p>10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1076" table:style-name="ce1">
            <text:p>10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1077" table:style-name="ce1">
            <text:p>10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1078" table:style-name="ce1">
            <text:p>10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1079" table:style-name="ce1">
            <text:p>10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1080" table:style-name="ce1">
            <text:p>10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1081" table:style-name="ce1">
            <text:p>10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1082" table:style-name="ce1">
            <text:p>10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1083" table:style-name="ce1">
            <text:p>10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1084" table:style-name="ce1">
            <text:p>10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1085" table:style-name="ce1">
            <text:p>10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1086" table:style-name="ce1">
            <text:p>10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1087" table:style-name="ce1">
            <text:p>10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1088" table:style-name="ce1">
            <text:p>10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1089" table:style-name="ce1">
            <text:p>10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1090" table:style-name="ce1">
            <text:p>10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1091" table:style-name="ce1">
            <text:p>10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1092" table:style-name="ce1">
            <text:p>10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1093" table:style-name="ce1">
            <text:p>10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1094" table:style-name="ce1">
            <text:p>10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1095" table:style-name="ce1">
            <text:p>10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1096" table:style-name="ce1">
            <text:p>10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1097" table:style-name="ce1">
            <text:p>10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1098" table:style-name="ce1">
            <text:p>10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1099" table:style-name="ce1">
            <text:p>10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1100" table:style-name="ce1">
            <text:p>11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1101" table:style-name="ce1">
            <text:p>11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1102" table:style-name="ce1">
            <text:p>11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1103" table:style-name="ce1">
            <text:p>11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1104" table:style-name="ce1">
            <text:p>11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1105" table:style-name="ce1">
            <text:p>11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1106" table:style-name="ce1">
            <text:p>11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1107" table:style-name="ce1">
            <text:p>11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1108" table:style-name="ce1">
            <text:p>11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1109" table:style-name="ce1">
            <text:p>11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1110" table:style-name="ce1">
            <text:p>11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1111" table:style-name="ce1">
            <text:p>11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1112" table:style-name="ce1">
            <text:p>11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1113" table:style-name="ce1">
            <text:p>11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1114" table:style-name="ce1">
            <text:p>11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1115" table:style-name="ce1">
            <text:p>11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1116" table:style-name="ce1">
            <text:p>11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1117" table:style-name="ce1">
            <text:p>11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1118" table:style-name="ce1">
            <text:p>11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1119" table:style-name="ce1">
            <text:p>11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1120" table:style-name="ce1">
            <text:p>11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1121" table:style-name="ce1">
            <text:p>11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1122" table:style-name="ce1">
            <text:p>11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1123" table:style-name="ce1">
            <text:p>11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1124" table:style-name="ce1">
            <text:p>11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1125" table:style-name="ce1">
            <text:p>11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1126" table:style-name="ce1">
            <text:p>11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1127" table:style-name="ce1">
            <text:p>11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1128" table:style-name="ce1">
            <text:p>11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1129" table:style-name="ce1">
            <text:p>11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1130" table:style-name="ce1">
            <text:p>11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1131" table:style-name="ce1">
            <text:p>11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1132" table:style-name="ce1">
            <text:p>11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1133" table:style-name="ce1">
            <text:p>11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1134" table:style-name="ce1">
            <text:p>11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1135" table:style-name="ce1">
            <text:p>11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1136" table:style-name="ce1">
            <text:p>11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1137" table:style-name="ce1">
            <text:p>11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1138" table:style-name="ce1">
            <text:p>11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1139" table:style-name="ce1">
            <text:p>11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1140" table:style-name="ce1">
            <text:p>11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1141" table:style-name="ce1">
            <text:p>11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1142" table:style-name="ce1">
            <text:p>11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1143" table:style-name="ce1">
            <text:p>11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1144" table:style-name="ce1">
            <text:p>11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1145" table:style-name="ce1">
            <text:p>11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1146" table:style-name="ce1">
            <text:p>11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1147" table:style-name="ce1">
            <text:p>11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1148" table:style-name="ce1">
            <text:p>11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1149" table:style-name="ce1">
            <text:p>11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1150" table:style-name="ce1">
            <text:p>11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1151" table:style-name="ce1">
            <text:p>11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1152" table:style-name="ce1">
            <text:p>11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1153" table:style-name="ce1">
            <text:p>11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1154" table:style-name="ce1">
            <text:p>11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1155" table:style-name="ce1">
            <text:p>11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1156" table:style-name="ce1">
            <text:p>11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1157" table:style-name="ce1">
            <text:p>11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1158" table:style-name="ce1">
            <text:p>11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1159" table:style-name="ce1">
            <text:p>11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1160" table:style-name="ce1">
            <text:p>11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1161" table:style-name="ce1">
            <text:p>11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1162" table:style-name="ce1">
            <text:p>11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1163" table:style-name="ce1">
            <text:p>11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1164" table:style-name="ce1">
            <text:p>11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1165" table:style-name="ce1">
            <text:p>11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1166" table:style-name="ce1">
            <text:p>11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1167" table:style-name="ce1">
            <text:p>11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1168" table:style-name="ce1">
            <text:p>11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1169" table:style-name="ce1">
            <text:p>11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1170" table:style-name="ce1">
            <text:p>11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1171" table:style-name="ce1">
            <text:p>11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1172" table:style-name="ce1">
            <text:p>11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1173" table:style-name="ce1">
            <text:p>11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1174" table:style-name="ce1">
            <text:p>11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1175" table:style-name="ce1">
            <text:p>11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1176" table:style-name="ce1">
            <text:p>11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1177" table:style-name="ce1">
            <text:p>11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1178" table:style-name="ce1">
            <text:p>11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1179" table:style-name="ce1">
            <text:p>11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1180" table:style-name="ce1">
            <text:p>11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1181" table:style-name="ce1">
            <text:p>11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1182" table:style-name="ce1">
            <text:p>11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1183" table:style-name="ce1">
            <text:p>11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1184" table:style-name="ce1">
            <text:p>11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1185" table:style-name="ce1">
            <text:p>11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1186" table:style-name="ce1">
            <text:p>11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1187" table:style-name="ce1">
            <text:p>11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1188" table:style-name="ce1">
            <text:p>11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1189" table:style-name="ce1">
            <text:p>11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1190" table:style-name="ce1">
            <text:p>11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1191" table:style-name="ce1">
            <text:p>11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1192" table:style-name="ce1">
            <text:p>11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1193" table:style-name="ce1">
            <text:p>11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1194" table:style-name="ce1">
            <text:p>11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1195" table:style-name="ce1">
            <text:p>11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1196" table:style-name="ce1">
            <text:p>11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1197" table:style-name="ce1">
            <text:p>11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1198" table:style-name="ce1">
            <text:p>11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1199" table:style-name="ce1">
            <text:p>11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1201" table:style-name="ce1">
            <text:p>120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1202" table:style-name="ce1">
            <text:p>120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1203" table:style-name="ce1">
            <text:p>120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1204" table:style-name="ce1">
            <text:p>120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1205" table:style-name="ce1">
            <text:p>120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1206" table:style-name="ce1">
            <text:p>120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1207" table:style-name="ce1">
            <text:p>120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1208" table:style-name="ce1">
            <text:p>120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1209" table:style-name="ce1">
            <text:p>120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1210" table:style-name="ce1">
            <text:p>121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1211" table:style-name="ce1">
            <text:p>121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1212" table:style-name="ce1">
            <text:p>121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1213" table:style-name="ce1">
            <text:p>121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1214" table:style-name="ce1">
            <text:p>121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1215" table:style-name="ce1">
            <text:p>121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1216" table:style-name="ce1">
            <text:p>121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1217" table:style-name="ce1">
            <text:p>121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1218" table:style-name="ce1">
            <text:p>121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1219" table:style-name="ce1">
            <text:p>121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1220" table:style-name="ce1">
            <text:p>122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1221" table:style-name="ce1">
            <text:p>122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1222" table:style-name="ce1">
            <text:p>122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1223" table:style-name="ce1">
            <text:p>122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1224" table:style-name="ce1">
            <text:p>122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1225" table:style-name="ce1">
            <text:p>122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1226" table:style-name="ce1">
            <text:p>122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1227" table:style-name="ce1">
            <text:p>122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1228" table:style-name="ce1">
            <text:p>122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1229" table:style-name="ce1">
            <text:p>122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1230" table:style-name="ce1">
            <text:p>123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1231" table:style-name="ce1">
            <text:p>123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1232" table:style-name="ce1">
            <text:p>123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1233" table:style-name="ce1">
            <text:p>123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1234" table:style-name="ce1">
            <text:p>123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1235" table:style-name="ce1">
            <text:p>123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1236" table:style-name="ce1">
            <text:p>123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1237" table:style-name="ce1">
            <text:p>123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1238" table:style-name="ce1">
            <text:p>123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1239" table:style-name="ce1">
            <text:p>123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1240" table:style-name="ce1">
            <text:p>124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1241" table:style-name="ce1">
            <text:p>124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1242" table:style-name="ce1">
            <text:p>124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1243" table:style-name="ce1">
            <text:p>124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1244" table:style-name="ce1">
            <text:p>124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1245" table:style-name="ce1">
            <text:p>124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1246" table:style-name="ce1">
            <text:p>124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1247" table:style-name="ce1">
            <text:p>124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1248" table:style-name="ce1">
            <text:p>124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1249" table:style-name="ce1">
            <text:p>124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250" table:style-name="ce1">
            <text:p>125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1251" table:style-name="ce1">
            <text:p>125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1252" table:style-name="ce1">
            <text:p>125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1253" table:style-name="ce1">
            <text:p>125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1254" table:style-name="ce1">
            <text:p>125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1255" table:style-name="ce1">
            <text:p>125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1256" table:style-name="ce1">
            <text:p>125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1257" table:style-name="ce1">
            <text:p>125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1258" table:style-name="ce1">
            <text:p>125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1259" table:style-name="ce1">
            <text:p>125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1260" table:style-name="ce1">
            <text:p>126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1261" table:style-name="ce1">
            <text:p>126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1262" table:style-name="ce1">
            <text:p>126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1263" table:style-name="ce1">
            <text:p>126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1264" table:style-name="ce1">
            <text:p>126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1265" table:style-name="ce1">
            <text:p>126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1266" table:style-name="ce1">
            <text:p>126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1267" table:style-name="ce1">
            <text:p>126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1268" table:style-name="ce1">
            <text:p>12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1269" table:style-name="ce1">
            <text:p>126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1270" table:style-name="ce1">
            <text:p>127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1271" table:style-name="ce1">
            <text:p>127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1272" table:style-name="ce1">
            <text:p>127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1273" table:style-name="ce1">
            <text:p>127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1274" table:style-name="ce1">
            <text:p>127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1275" table:style-name="ce1">
            <text:p>127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1276" table:style-name="ce1">
            <text:p>127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1277" table:style-name="ce1">
            <text:p>127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1278" table:style-name="ce1">
            <text:p>127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1279" table:style-name="ce1">
            <text:p>127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1280" table:style-name="ce1">
            <text:p>128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1281" table:style-name="ce1">
            <text:p>128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1282" table:style-name="ce1">
            <text:p>128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1283" table:style-name="ce1">
            <text:p>128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1284" table:style-name="ce1">
            <text:p>128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1285" table:style-name="ce1">
            <text:p>128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1286" table:style-name="ce1">
            <text:p>128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1287" table:style-name="ce1">
            <text:p>128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1288" table:style-name="ce1">
            <text:p>128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1289" table:style-name="ce1">
            <text:p>128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1290" table:style-name="ce1">
            <text:p>129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1291" table:style-name="ce1">
            <text:p>1291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1292" table:style-name="ce1">
            <text:p>1292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1293" table:style-name="ce1">
            <text:p>1293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1294" table:style-name="ce1">
            <text:p>1294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1295" table:style-name="ce1">
            <text:p>1295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1296" table:style-name="ce1">
            <text:p>1296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1297" table:style-name="ce1">
            <text:p>1297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1298" table:style-name="ce1">
            <text:p>129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1299" table:style-name="ce1">
            <text:p>1299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number-rows-repeated="10472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phpMyAdmin 5.2.1</meta:initial-creator>
    <dc:creator>emerson smith huallpa zanabria</dc:creator>
    <meta:creation-date>2024-03-19T15:14:17Z</meta:creation-date>
    <dc:date>2024-03-20T03:14:12Z</dc:date>
  </office:meta>
</office:document-meta>
</file>